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size="14pt" style:font-size-asian="14pt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6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style="italic" style:font-style-asian="italic" style:font-style-complex="italic" fo:font-size="18pt" style:font-size-asian="18pt" style:font-size-complex="16pt"/>
    </style:style>
    <style:style style:name="P12" style:parent-style-name="Standard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4pt"/>
    </style:style>
    <style:style style:name="P13" style:parent-style-name="Standard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4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9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style:font-name="Courier New"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8pt" style:font-size-asian="18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P35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36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/>
    </style:style>
    <style:style style:name="T37" style:parent-style-name="DefaultParagraphFont" style:family="text">
      <style:text-properties style:font-name="Courier New" style:font-name-complex="Courier New" fo:font-style="italic" style:font-style-asian="italic" style:font-style-complex="italic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Courier New" style:font-name-complex="Courier New" fo:font-style="italic" style:font-style-asian="italic" style:font-style-complex="italic" style:text-position="super 64.2%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Courier New" style:font-name-complex="Courier New" fo:font-style="italic" style:font-style-asian="italic" style:font-style-complex="italic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/>
    </style:style>
    <style:style style:name="T41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/>
    </style:style>
    <style:style style:name="T43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 style:language-complex="he" style:country-complex="IL"/>
    </style:style>
    <style:style style:name="T44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/>
    </style:style>
    <style:style style:name="P45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4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4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T48" style:parent-style-name="DefaultParagraphFont" style:family="text">
      <style:text-properties fo:font-size="16pt" style:font-size-asian="16pt" style:font-size-complex="14pt"/>
    </style:style>
    <style:style style:name="T49" style:parent-style-name="DefaultParagraphFont" style:family="text">
      <style:text-properties fo:font-size="16pt" style:font-size-asian="16pt" style:font-size-complex="14pt"/>
    </style:style>
    <style:style style:name="T50" style:parent-style-name="DefaultParagraphFont" style:family="text">
      <style:text-properties style:font-name="Courier New" style:font-name-complex="Courier New" fo:font-style="italic" style:font-style-asian="italic" style:font-style-complex="italic" fo:font-size="16pt" style:font-size-asian="16pt" style:font-size-complex="14pt"/>
    </style:style>
    <style:style style:name="T51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/>
    </style:style>
    <style:style style:name="T53" style:parent-style-name="DefaultParagraphFont" style:family="text">
      <style:text-properties style:font-name-complex="Courier New" fo:font-size="14pt" style:font-size-asian="14pt" style:font-size-complex="14pt"/>
    </style:style>
    <style:style style:name="T54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55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56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T58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59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P60" style:parent-style-name="Standard" style:family="paragraph">
      <style:text-properties fo:font-style="italic" style:font-style-asian="italic" style:font-style-complex="italic"/>
    </style:style>
    <style:style style:name="T61" style:parent-style-name="DefaultParagraphFont" style:family="text">
      <style:text-properties style:font-name="Courier New" style:font-name-complex="Courier New" fo:font-style="italic" style:font-style-asian="italic" style:font-style-complex="italic" fo:font-size="14pt" style:font-size-asian="14pt" style:font-size-complex="14pt"/>
    </style:style>
    <style:style style:name="T62" style:parent-style-name="DefaultParagraphFont" style:family="text">
      <style:text-properties style:font-name="Courier New" style:font-name-complex="Courier New" fo:font-style="italic" style:font-style-asian="italic" style:font-style-complex="italic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Courier New" style:font-name-complex="Courier New" fo:font-style="italic" style:font-style-asian="italic" style:font-style-complex="italic" style:text-position="super 64.2%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Courier New" style:font-name-complex="Courier New" fo:font-style="italic" style:font-style-asian="italic" style:font-style-complex="italic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P66" style:parent-style-name="Standard" style:family="paragraph">
      <style:text-properties style:font-name="Courier New" style:font-name-complex="Courier New" fo:font-style="italic" style:font-style-asian="italic" style:font-style-complex="italic"/>
    </style:style>
    <style:style style:name="T67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68" style:parent-style-name="DefaultParagraphFont" style:family="text">
      <style:text-properties style:font-name-complex="Courier New" fo:font-style="italic" style:font-style-asian="italic" style:font-style-complex="italic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70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71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72" style:parent-style-name="DefaultParagraphFont" style:family="text">
      <style:text-properties style:font-name-complex="Courier New" fo:font-style="italic" style:font-style-asian="italic" style:font-style-complex="italic" fo:font-size="14pt" style:font-size-asian="14pt" style:font-size-complex="14pt"/>
    </style:style>
    <style:style style:name="T73" style:parent-style-name="DefaultParagraphFont" style:family="text">
      <style:text-properties style:font-name="Courier New" style:font-name-complex="Courier New" fo:font-size="14pt" style:font-size-asian="14pt" style:font-size-complex="14pt"/>
    </style:style>
    <style:style style:name="T74" style:parent-style-name="DefaultParagraphFont" style:family="text">
      <style:text-properties style:font-name="Courier New" style:font-name-complex="Courier New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Courier New" style:font-name-complex="Courier New" style:text-position="super 64.2%" fo:font-size="14pt" style:font-size-asian="14pt" style:font-size-complex="14pt" style:language-complex="ar" style:country-complex="SA"/>
    </style:style>
    <style:style style:name="T76" style:parent-style-name="DefaultParagraphFont" style:family="text">
      <style:text-properties style:font-name="Courier New" style:font-name-complex="Courier New" style:text-position="super 64.2%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Courier New" style:font-name-complex="Courier New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-complex="Courier New" fo:font-size="14pt" style:font-size-asian="14pt" style:font-size-complex="14pt"/>
    </style:style>
    <style:style style:name="P79" style:parent-style-name="Standard" style:family="paragraph">
      <style:text-properties style:font-name="Courier New" style:font-name-complex="Courier New" fo:font-style="italic" style:font-style-asian="italic" style:font-style-complex="italic"/>
    </style:style>
    <style:style style:name="P80" style:parent-style-name="Standard" style:family="paragraph">
      <style:text-properties style:font-name="Courier New" style:font-name-complex="Courier New" fo:font-style="italic" style:font-style-asian="italic" style:font-style-complex="italic"/>
    </style:style>
    <style:style style:name="P81" style:parent-style-name="Standard" style:family="paragraph">
      <style:text-properties style:font-name="Courier New" style:font-name-complex="Courier New" fo:font-style="italic" style:font-style-asian="italic" style:font-style-complex="italic"/>
    </style:style>
    <style:style style:name="P82" style:parent-style-name="Standard" style:family="paragraph">
      <style:text-properties style:font-name="Courier New" style:font-name-complex="Courier New"/>
    </style:style>
    <style:style style:name="P83" style:parent-style-name="Standard" style:family="paragraph">
      <style:text-properties style:font-name="Courier New" style:font-name-complex="Courier New"/>
    </style:style>
    <style:style style:name="P84" style:parent-style-name="Standard" style:family="paragraph">
      <style:text-properties style:font-name="Courier New" style:font-name-complex="Courier New"/>
    </style:style>
    <style:style style:name="P85" style:parent-style-name="Standard" style:family="paragraph">
      <style:text-properties style:font-name="Courier New" style:font-name-complex="Courier New"/>
    </style:style>
    <style:style style:name="P86" style:parent-style-name="Standard" style:family="paragraph">
      <style:text-properties style:font-name="Courier New" style:font-name-complex="Courier New"/>
    </style:style>
    <style:style style:name="P87" style:parent-style-name="Standard" style:family="paragraph">
      <style:text-properties style:font-name="Courier New" style:font-name-complex="Courier New"/>
    </style:style>
    <style:style style:name="P88" style:parent-style-name="Standard" style:family="paragraph">
      <style:text-properties style:font-name="Courier New" style:font-name-complex="Courier New"/>
    </style:style>
    <style:style style:name="P89" style:parent-style-name="Standard" style:family="paragraph">
      <style:text-properties style:font-name="Courier New" style:font-name-complex="Courier New" fo:font-style="italic" style:font-style-asian="italic" style:font-style-complex="italic"/>
    </style:style>
    <style:style style:name="P90" style:parent-style-name="Standard" style:family="paragraph">
      <style:text-properties style:font-name="Courier New" style:font-name-complex="Courier New" fo:font-style="italic" style:font-style-asian="italic" style:font-style-complex="italic"/>
    </style:style>
    <style:style style:name="T91" style:parent-style-name="DefaultParagraphFont" style:family="text">
      <style:text-properties style:font-name="Courier New" style:font-name-complex="Courier New" fo:font-style="italic" style:font-style-asian="italic" style:font-style-complex="italic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/>
      <text:p text:style-name="P7"><text:s text:c="12"/><text:span text:style-name="T8"><text:s text:c="5"/></text:span><text:span text:style-name="T9">Mathematics Of Signal Processing</text:span></text:p>
      <text:p text:style-name="P10"><text:span text:style-name="T11">S/N: <text:s/>27118784</text:span></text:p>
      <text:p text:style-name="P12">Assessment 1</text:p>
      <text:p text:style-name="P13">--------------------------------------------------------------------</text:p>
      <text:p text:style-name="P14"><draw:frame draw:style-name="a0" text:anchor-type="as-char" svg:x="0in" svg:y="0in" svg:width="0.4375in" svg:height="0.19792in" style:rel-width="scale" style:rel-height="scale"><draw:object xlink:href="Object 1/" xlink:type="simple" xlink:show="embed" xlink:actuate="onLoad"/></draw:frame></text:p>
      <text:p text:style-name="P15"/>
      <text:p text:style-name="P16"/>
      <text:p text:style-name="P17">Body</text:p>
      <text:p text:style-name="P18"/>
      <text:p text:style-name="Standard"><text:tab/>For readers to understand the content of this report, some basic<text:s/>understanding of trigonometry, calculus and complex analysis is required.</text:p>
      <text:p text:style-name="Standard">Primarily, this report is designed to target people with knowledge of signal processing or student of mathematics of signal processing who are interesting in understanding the basic<text:s/>of mathematical of signal processing calculations for Zero crossing, Harmonic of fundamental signal of periodic signal.</text:p>
      <text:p text:style-name="Standard">Even though, this is assessment this report will be presented as a technique report.</text:p>
      <text:p text:style-name="P19"><text:s/></text:p>
      <text:p text:style-name="P20"/>
      <text:p text:style-name="P21">Question 1:</text:p>
      <text:p text:style-name="Standard"><text:span text:style-name="T22"><text:tab/></text:span><text:span text:style-name="T23"><text:tab/></text:span><text:span text:style-name="T24">Solution</text:span></text:p>
      <text:p text:style-name="P25"/>
      <text:p text:style-name="Standard"><text:span text:style-name="T26">A periodic<text:s/></text:span><text:span text:style-name="T27">function is said to be mathematically demoted as<text:s/></text:span><text:span text:style-name="T28">[X(t) = X(t + T)]</text:span><text:span text:style-name="T29"><text:s/></text:span><text:span text:style-name="T30">where T is the base period of the signal</text:span><text:span text:style-name="T31"><text:s/>that repeats.</text:span></text:p>
      <text:p text:style-name="Standard"><text:span text:style-name="T32"><text:s text:c="3"/></text:span></text:p>
      <text:p text:style-name="Standard"><text:span text:style-name="T33">:-<text:s/></text:span><text:span text:style-name="T34"><text:s/>the mathematical exponential denotation of period function can be described mathematically as</text:span></text:p>
      <text:p text:style-name="P35"/>
      <text:p text:style-name="Standard"><text:span text:style-name="T36"><text:s/>x(t) = e</text:span><text:span text:style-name="T37">j2</text:span><text:span text:style-name="T38">ﬣ</text:span><text:span text:style-name="T39">W <text:s text:c="3"/></text:span><text:span text:style-name="T40"><text:s/>= cos(2</text:span><text:span text:style-name="T41">ﬣ</text:span><text:span text:style-name="T42">W) + jsin(2</text:span><text:span text:style-name="T43">ﬣ</text:span><text:span text:style-name="T44">W)</text:span></text:p>
      <text:p text:style-name="P45"/>
      <text:p text:style-name="Standard"><text:span text:style-name="T46">To find the harmonic member of a periodic function whose fundamental period is<text:s/></text:span><text:span text:style-name="T47">7</text:span></text:p>
      <text:p text:style-name="Standard"/>
      <text:p text:style-name="Standard"><text:span text:style-name="T48"><text:s/>can be mathe</text:span><text:span text:style-name="T49">matical expressed as<text:s/></text:span><text:span text:style-name="T50">N = k *(2<text:s/></text:span><text:span text:style-name="T51">ﬣ</text:span><text:span text:style-name="T52">)/W<text:s/></text:span><text:span text:style-name="T53">where</text:span></text:p>
      <text:p text:style-name="Standard"/>
      <text:p text:style-name="Standard"><text:span text:style-name="T54"><text:s text:c="2"/>N <text:s/>= <text:s/>fundamental period</text:span></text:p>
      <text:p text:style-name="Standard"><text:span text:style-name="T55"><text:s text:c="2"/>W <text:s/>= <text:s/>Fundamental frequency of the signal function.</text:span></text:p>
      <text:p text:style-name="Standard"><text:span text:style-name="T56"><text:s text:c="2"/>k <text:s/>= <text:s text:c="2"/>Is the number of cycles in the N to complete.</text:span></text:p>
      <text:p text:style-name="P57"/>
      <text:p text:style-name="Standard"><text:span text:style-name="T58">Finally to find a harmonic function of the parent signal, whose k = 1,<text:s/></text:span><text:span text:style-name="T59">can be mathematically denoted as:</text:span></text:p>
      <text:p text:style-name="P60"/>
      <text:p text:style-name="Standard"><text:span text:style-name="T61"><text:s/>X(t) = <text:s/>e</text:span><text:span text:style-name="T62">jM2</text:span><text:span text:style-name="T63">ﬣ</text:span><text:span text:style-name="T64">W<text:s/></text:span><text:span text:style-name="T65">where M <text:s/>= <text:s/>the index of the member where of the signal function.</text:span></text:p>
      <text:p text:style-name="P66"/>
      <text:p text:style-name="Standard"><text:span text:style-name="T67"><text:s/>1</text:span><text:span text:style-name="T68">st</text:span><text:span text:style-name="T69"><text:s/>Member</text:span></text:p>
      <text:p text:style-name="Standard"><text:span text:style-name="T70"><text:tab/>M <text:s/>= <text:s/>1,</text:span></text:p>
      <text:soft-page-break/>
      <text:p text:style-name="Standard"><text:span text:style-name="T71"><text:s text:c="9"/>substitute M in place of period fundamental function and the result will be:</text:span></text:p>
      <text:p text:style-name="Standard"><text:span text:style-name="T72"><text:s/></text:span></text:p>
      <text:p text:style-name="Standard"><text:span text:style-name="T73">X(t) = e</text:span><text:span text:style-name="T74">j</text:span><text:span text:style-name="T75">(2</text:span><text:span text:style-name="T76">ﬣ) / 7</text:span><text:span text:style-name="T77"><text:s/></text:span><text:span text:style-name="T78">Where the 7 is the period of the function.</text:span></text:p>
      <text:p text:style-name="P79"/>
      <text:p text:style-name="P80"/>
      <text:p text:style-name="P81"/>
      <text:p text:style-name="P82">Question (5)</text:p>
      <text:p text:style-name="P83"/>
      <text:p text:style-name="P84"><text:s text:c="5"/>In signal processing and mathematics, the term “Zero crossing is used to describe the point at which a function changes sign from positive to negative or negative to positive.</text:p>
      <text:p text:style-name="P85"/>
      <text:p text:style-name="P86">Zero crossing have many advantage in audio engineering and signal processing in area of<text:s/></text:p>
      <text:p text:style-name="P87"/>
      <text:p text:style-name="P88"/>
      <text:p text:style-name="P89"/>
      <text:p text:style-name="P90">References</text:p>
      <text:p text:style-name="Standard"><text:span text:style-name="T91">https://ezproxy.uwl.ac.uk/login?url=http://dx.doi.org/10.1016/j.ndteint.2018.02.00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 fo:font-size="10pt" style:font-size-asian="10pt"/>
    </style:style>
    <style:style style:name="T5" style:parent-style-name="DefaultParagraphFont" style:family="text">
      <style:text-properties fo:font-style="italic" style:font-style-asian="italic" style:font-style-complex="italic" style:text-position="super 65%" fo:font-size="10pt" style:font-size-asian="10pt"/>
    </style:style>
    <style:style style:name="T6" style:parent-style-name="DefaultParagraphFont" style:family="text">
      <style:text-properties fo:font-style="italic" style:font-style-asian="italic" style:font-style-complex="italic" fo:font-size="10pt" style:font-size-asian="10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Header"><text:span text:style-name="T3"><text:s text:c="3"/>Mathematics Of Signal Processing Assessment for student (21187498) <text:s text:c="10"/></text:span><text:span text:style-name="T4">Date: 24</text:span><text:span text:style-name="T5">th</text:span><text:span text:style-name="T6"><text:s/>/12/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sreal Johnson</dc:creator>
    <meta:creation-date>2020-12-24T14:28:00Z</meta:creation-date>
    <dc:date>2020-12-27T20:42:00Z</dc:date>
    <meta:template xlink:href="Normal" xlink:type="simple"/>
    <meta:editing-cycles>26</meta:editing-cycles>
    <meta:editing-duration>PT180300S</meta:editing-duration>
    <meta:document-statistic meta:page-count="2" meta:paragraph-count="4" meta:word-count="301" meta:character-count="2017" meta:row-count="14" meta:non-whitespace-character-count="172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 mathvariant="normal">e</mml:mi>
    </mml:mrow>
    <mml:mrow>
      <mml:mi>M</mml:mi>
      <mml:mn>2</mml:mn>
      <mml:mi>π</mml:mi>
      <mml:mi>w</mml:mi>
    </mml:mrow>
  </mml:msup>
</mml:math>
</file>